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descrText">
      <style:text-properties style:use-window-font-color="true" style:font-name="Bitstream Vera Sans" fo:font-size="8pt" fo:language="en" fo:country="US"/>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aeon3odt-L-0.99.0.oxt&#13;Update file created : aeon3odt-L.update.xml&#13;&#13;07.10.2021 14:11:12&#13;&#13;__ Compilation of the extension &quot;For all users&quot; __&#13;&#13;&#13;Extension package created : aeon3odt-Ls-0.99.0.oxt&#13;Update file created : aeon3odt-Ls.update.xml&#13;&#13;07.10.2021 14:11: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aeon3odt</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31057605597465494"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691601404785280720" text:style-name="L2">
        <text:list-item>
          <text:p text:style-name="P43">Version 2.1.2 :</text:p>
        </text:list-item>
      </text:list>
      <text:list xml:id="list8504422004767221709" text:style-name="L3">
        <text:list-item>
          <text:list>
            <text:list-item>
              <text:p text:style-name="P44">Localized help : resolved non-functional hyperlink due to API incompatibility introduced by Apache OpenOffice 4.1 (and LibreOffice 4.0).</text:p>
            </text:list-item>
          </text:list>
        </text:list-item>
      </text:list>
      <text:list xml:id="list34324083" text:continue-list="list5691601404785280720" text:style-name="L2">
        <text:list-item>
          <text:p text:style-name="P43">Version 2.1.1 :</text:p>
        </text:list-item>
      </text:list>
      <text:list xml:id="list5594161170805010914"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4350297" text:continue-list="list34324083" text:style-name="L2">
        <text:list-item>
          <text:p text:style-name="P43">Version 2.1.0 :</text:p>
        </text:list-item>
      </text:list>
      <text:list xml:id="list3416880642865824836"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4340486" text:continue-list="list34350297" text:style-name="L2">
        <text:list-item>
          <text:p text:style-name="P43">Version 2.0.0 :</text:p>
        </text:list-item>
      </text:list>
      <text:list xml:id="list4514313019332643894"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4343954" text:continue-list="list34340486" text:style-name="L2">
        <text:list-item>
          <text:p text:style-name="P43">Version 1.5.3 :</text:p>
        </text:list-item>
      </text:list>
      <text:list xml:id="list730410545511578090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155474750065607313"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eon3od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6" svg:width="0.802cm" svg:height="0.451cm" svg:x="2.3cm" svg:y="0.199cm" draw:control="control1"/><draw:control text:anchor-type="paragraph" draw:z-index="4" draw:name="Form2"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6" svg:width="0.802cm" svg:height="0.451cm" svg:x="2.304cm" svg:y="0.199cm" draw:control="control3"/><draw:control text:anchor-type="paragraph" draw:z-index="6" draw:name="Form4"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7"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6" svg:width="0.802cm" svg:height="0.451cm" svg:x="2.33cm" svg:y="0.199cm" draw:control="control6"/><draw:control text:anchor-type="paragraph" draw:z-index="11" draw:name="Form8"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6" svg:width="0.802cm" svg:height="0.451cm" svg:x="2.33cm" svg:y="0.199cm" draw:control="control8"/><draw:control text:anchor-type="paragraph" draw:z-index="13" draw:name="Form10"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6" svg:width="0.802cm" svg:height="0.451cm" svg:x="2.33cm" svg:y="0.199cm" draw:control="control11"/><draw:control text:anchor-type="paragraph" draw:z-index="18" draw:name="Form14"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8"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66974468359960204"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105160700340776779"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91905296701313384"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56816102998370190"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251925440749706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75552598132863717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858918132122228723"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77597512789255301"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8890253451514456" text:style-name="L17">
        <text:list-item>
          <text:p text:style-name="P58">Arg1 : <text:span text:style-name="InstructionMacro">String</text:span> : mandatory, type of control used for the button</text:p>
        </text:list-item>
      </text:list>
      <text:list xml:id="list4354507887349472531"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391253631732580310"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20959744148938214"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352605602821821351"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2058173451538702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832703293854751849"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444760763729872070"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2565529613075491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796389903419666829"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85563080447471069"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757159995581402179"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44890827287967568"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70869477555504870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64481594851158430"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3572149641126349"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59208879004215303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88040552917946401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aeon3od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84">Aeon Timeline 3 project data import</text:p>
      <text:p text:style-name="tooltipLang"><text:bookmark-start text:name="__RefHeading__44467_325084090"/>Tooltip de<text:bookmark-end text:name="__RefHeading__44467_325084090"/></text:p>
      <text:p text:style-name="descrText">Aeon Timeline 3 Projektdaten im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Aeon Timeline 3 project data import</text:span><text:line-break/> <text:line-break/><text:soft-page-break/>Aeon Timeline 3 project data import.<text:line-break/> <text:line-break/>Import from Aeon Timeline 3 project:<text:line-break/>- Synopses of the narrative part.<text:line-break/><text:line-break/>Adds a submenu in the "File" menu.</text:p>
      <text:p text:style-name="descrLang"><text:bookmark-start text:name="__RefHeading__78156_325084090"/>Description de<text:bookmark-end text:name="__RefHeading__78156_325084090"/></text:p>
      <text:p text:style-name="descrText">Aeon Timeline 3 Projektdaten importieren.<text:line-break/><text:line-break/>Aus einem Aeon Timeline 3 Projekt importieren:<text:line-break/>- Zusammenfassungen von Kapiteln und Szen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23813728241258502"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2635834144196622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5957927450888569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10354169392012427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434502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78345620594798854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491733011297455088"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3177088449055314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5</dc:date>
     <text:p>internal</text:p>
     <text:p>Page2</text:p>
     <text:p/>
    </office:annotation>Paragraph styles</text:p>
      <text:p text:style-name="P28"><office:annotation>
     <dc:creator>BM</dc:creator>
     <dc:date>2008-03-13T00:00:00.35</dc:date>
     <text:p>internal</text:p>
     <text:p>Page7</text:p>
     <text:p/>
    </office:annotation>Hyperlinks</text:p>
      <text:p text:style-name="hlp_5f_paragraph"><text:span text:style-name="T14"><office:annotation>
      <dc:creator>BM</dc:creator>
      <dc:date>2008-03-13T00:00:00.35</dc:date>
      <text:p>internal</text:p>
      <text:p>Page3</text:p>
      <text:p/>
     </office:annotation></text:span><text:span text:style-name="T14">Text formatting</text:span></text:p>
      <text:p text:style-name="P28"><office:annotation>
     <dc:creator>BM</dc:creator>
     <dc:date>2008-03-26T00:00:00.3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6</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6</dc:date>
     <text:p>external</text:p>
     <text:p>text/swriter/main0210.xhp</text:p>
     <text:p/>
    </office:annotation><text:span text:style-name="T14">Preview topic</text:span> </text:p>
      <text:p text:style-name="hlp_5f_paragraph">This hyperlink displays <text:s/><office:annotation>
     <dc:creator>BM</dc:creator>
     <dc:date>2008-03-15T00:00:00.3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326705" text:continue-list="list782635834144196622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353568" text:continue-list="list3434502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8</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38</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38</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4332804" text:continue-list="list3432670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eon3od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aeon3odt extension for LibreOffice: Import Aeon timeline 3 project data</text:p>
      <text:p text:style-name="hlp_5f_head2">Synopsis</text:p>
      <text:p text:style-name="hlp_5f_head3">Load Aeon 3 narrative chapter and scene descriptions into an OpenDocument text fil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eon3od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6" meta:word-count="13255" meta:character-count="8211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aeon3odt", "0.99.0") 

  setExtensionDescription("en, de")
  setDisplayName("en", "aeon3odt - Aeon Timeline 3 project data import.")
  setDisplayName("de", "aeon3odt - Aeon Timeline 3 Projektdaten importieren.")
  setTooltip("en, de", "en") ' deprecated ! starting from 3.1,use instead setExtensionDescription
  
  setPublisherName("en", "Peter Triesberger", "https://github.com/peter88213")
  setLicense("en")

  beginUpdateInformation("direct", "direct") 
	setUpdateSource("https://raw.githubusercontent.com/peter88213/aeon3odt/main/", "https://raw.githubusercontent.com/peter88213/aeon3odt/main/dist/")
  endUpdateInformation
  
endDescription  



beginAnnexes 
  useLibrary("Python", "aeon3odt/")
endAnnexes

beginAddonUI


  beginOfficeHelp
	   beginTitles
	  	setTitle("Aeon Timeline 3 import Help", "en")
    	setTitle("Aeon Timeline 3 import Hilfe", "de")
      endTitles
      setURL("Python", "help/help.py", "show_help")
  endOfficeHelp

  beginOfficeMenuBarMerging  

    beginMergeInstruction("StartModule, Writer, Calc")
    
      setMergePoint(".uno:PickList\.uno:Save", "AddBefore", "Ignore")
      
      beginMergeItems
      
        addSeparator
        
        beginMenu

          beginTitles
	        setTitle("Aeon Timeline 3 import")
          endTitles
		  
          beginMenuItems
      
			beginCommand
		           beginTitles
			 	    setTitle("Scene descriptions", "en")
		           endTitles
		           setURL("Python", "aeon3odt/cnvaeon.py", "get_scenedesc")
			endCommand
		
			beginCommand
		           beginTitles
			 	    setTitle("Chapter descriptions", "en")
		           endTitles
		           setURL("Python", "aeon3odt/cnvaeon.py", "get_chapterdesc")
			endCommand
				      	
			beginCommand
		           beginTitles
			 	    setTitle("Character descriptions", "en")
		           endTitles
		           setURL("Python", "aeon3odt/cnvaeon.py", "get_chardesc")
			endCommand
		
			beginCommand
		           beginTitles
			 	    setTitle("Location descriptions", "en")
		           endTitles
		           setURL("Python", "aeon3odt/cnvaeon.py", "get_locdesc")
			endCommand
			
			beginCommand
		           beginTitles
			 	    setTitle("Project report", "en")
		           endTitles
		           setURL("Python", "aeon3odt/cnvaeon.py", "get_report")
			endCommand
		
			addSeparator

			beginCommand
	            beginTitles
			 	    setTitle("Help", "en")
			        setTitle("Hilfe", "de")
	            endTitles
	            setURL("Python", "help/help.py", "show_help")
			endCommand				


          endMenuItems          
        
        endMenu        

        addSeparator
        
      endMergeItems
      
    endMergeInstruction

  endOfficeMenuBarMerging


  beginAddonMenu

    beginMenu

      beginTitles
	      setTitle("Aeon Timeline 3 import")
      endTitles

      beginMenuItems
   
		beginCommand
	           beginTitles
		 	    setTitle("Scene descriptions", "en")
	           endTitles
	           setURL("Python", "aeon3odt/cnvaeon.py", "get_scenedesc")
		endCommand
	
		beginCommand
	           beginTitles
		 	    setTitle("Chapter descriptions", "en")
	           endTitles
	           setURL("Python", "aeon3odt/cnvaeon.py", "get_chapterdesc")
		endCommand
			      	
		beginCommand
	           beginTitles
		 	    setTitle("Character descriptions", "en")
	           endTitles
	           setURL("Python", "aeon3odt/cnvaeon.py", "get_chardesc")
		endCommand
	
		beginCommand
	           beginTitles
		 	    setTitle("Location descriptions", "en")
	           endTitles
	           setURL("Python", "aeon3odt/cnvaeon.py", "get_locdesc")
		endCommand
		
		beginCommand
	           beginTitles
		 	    setTitle("Project report", "en")
	           endTitles
	           setURL("Python", "aeon3odt/cnvaeon.py", "get_report")
		endCommand

       	addSeparator

		beginCommand
            beginTitles
		 	    setTitle("Help", "en")
		        setTitle("Hilfe", "de")
            endTitles
            setURL("Python", "help/help.py",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